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3.5063in"/>
    </style:style>
    <style:style style:name="co4" style:family="table-column">
      <style:table-column-properties fo:break-before="auto" style:column-width="1.8547in"/>
    </style:style>
    <style:style style:name="co5" style:family="table-column">
      <style:table-column-properties fo:break-before="auto" style:column-width="2.3693in"/>
    </style:style>
    <style:style style:name="co6" style:family="table-column">
      <style:table-column-properties fo:break-before="auto" style:column-width="2.01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m88ywq</text:p>
          </table:table-cell>
          <table:table-cell table:formula="of:=&quot;https://www.lulu.com/account/wizard/&quot;&amp;[.B1]&amp;&quot;/design&quot;" office:value-type="string" office:string-value="https://www.lulu.com/account/wizard/2m88ywq/design" calcext:value-type="string">
            <text:p>https://www.lulu.com/account/wizard/2m88ywq/design</text:p>
          </table:table-cell>
          <table:table-cell table:formula="of:=&quot;The 100-year agenda &quot; &amp; TEXT([.A1];&quot;####&quot;)" office:value-type="string" office:string-value="The 100-year agenda 1997" calcext:value-type="string">
            <text:p>The 100-year agenda 1997</text:p>
          </table:table-cell>
          <table:table-cell office:value-type="string" calcext:value-type="string">
            <text:p>To preserve the story of a lifetime.</text:p>
          </table:table-cell>
          <table:table-cell office:value-type="string" calcext:value-type="string">
            <text:p>1-page per <text:s/>year, hardcover</text:p>
          </table:table-cell>
          <table:table-cell table:formula="of:=&quot;The 100-Year Agenda is not a planner: it’s a lasting record of a life’s journey. It offers a dedicated space to document the milestones that truly matter: family celebrations, professional successes, health tracking, and personal reflections.&#10;&#10;Spanning a full century (&quot;&amp;TEXT([.A1]; &quot;####&quot;)&amp;&quot;-&quot;&amp;TEXT([.A1]+100; &quot;####&quot;)&amp;&quot;), this agenda helps you step away from the frenzy of the digital present and reconnect with what is essential.&#10;&#10;A perfect gift:&#10;*   For expecting parents: To begin documenting a child’s journey months before birth.&#10;*   For a graduation: a gift that offers long-term perspective.&#10;*   For a wedding: a diary for two, shared over a lifetime.&#10;*   And for you: a space to reflect on the past and tell your story.&#10;&#10;Key Features:&#10;*   Starting year: &quot;&amp;TEXT([.A1]; &quot;####&quot;)&amp;&quot; (other versions available on our website).&#10;*   Language-neutral design, suitable for use in any language.&#10;*   Hard cover: for durability.&#10;*   One page per year, featuring a clear, minimal calendar and space for notes.&quot;" office:value-type="string" office:string-value="The 100-Year Agenda is not a planner: it’s a lasting record of a life’s journey. It offers a dedicated space to document the milestones that truly matter: family celebrations, professional successes, health tracking, and personal reflections.&#10;&#10;Spanning a full century (1997-2097), this agenda helps you step away from the frenzy of the digital present and reconnect with what is essential.&#10;&#10;A perfect gift:&#10;*   For expecting parents: To begin documenting a child’s journey months before birth.&#10;*   For a graduation: a gift that offers long-term perspective.&#10;*   For a wedding: a diary for two, shared over a lifetime.&#10;*   And for you: a space to reflect on the past and tell your story.&#10;&#10;Key Features:&#10;*   Starting year: 1997 (other versions available on our website).&#10;*   Language-neutral design, suitable for use in any language.&#10;*   Hard cover: for durability.&#10;*   One page per year, featuring a clear, minimal calendar and space for notes." calcext:value-type="string">
            <text:p>The 100-Year Agenda is not a planner: it’s a lasting record of a life’s journey. It offers a dedicated space to document the milestones that truly matter: family celebrations, professional successes, health tracking, and personal reflections.</text:p>
            <text:p/>
            <text:p>Spanning a full century (1997-2097), this agenda helps you step away from the frenzy of the digital present and reconnect with what is essential.</text:p>
            <text:p/>
            <text:p>A perfect gift:</text:p>
            <text:p>*   For expecting parents: To begin documenting a child’s journey months before birth.</text:p>
            <text:p>*   For a graduation: a gift that offers long-term perspective.</text:p>
            <text:p>*   For a wedding: a diary for two, shared over a lifetime.</text:p>
            <text:p>*   And for you: a space to reflect on the past and tell your story.</text:p>
            <text:p/>
            <text:p>Key Features:</text:p>
            <text:p>*   Starting year: 1997 (other versions available on our website).</text:p>
            <text:p>*   Language-neutral design, suitable for use in any language.</text:p>
            <text:p>*   Hard cover: for durability.</text:p>
            <text:p>*   One page per year, featuring a clear, minimal calendar and space for notes.</text:p>
          </table:table-cell>
          <table:table-cell office:value-type="string" calcext:value-type="string">
            <text:p>SELF-HELP / Journaling</text:p>
          </table:table-cell>
          <table:table-cell office:value-type="string" calcext:value-type="string">
            <text:p>HEALTH &amp; FITNESS / Pregnancy &amp; Childbirth</text:p>
          </table:table-cell>
          <table:table-cell office:value-type="string" calcext:value-type="string">
            <text:p>PSYCHOLOGY / Psychotherapy / Couples &amp; Family</text:p>
          </table:table-cell>
          <table:table-cell office:value-type="string" calcext:value-type="string">
            <text:p>journal, agenda, diary, self-help,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jp547k</text:p>
          </table:table-cell>
          <table:table-cell table:number-columns-repeated="9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57wndp8</text:p>
          </table:table-cell>
          <table:table-cell table:number-columns-repeated="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yvkqr2z</text:p>
          </table:table-cell>
          <table:table-cell table:number-columns-repeated="9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56edw7</text:p>
          </table:table-cell>
          <table:table-cell table:number-columns-repeated="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7kw5dmz</text:p>
          </table:table-cell>
          <table:table-cell table:number-columns-repeated="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rmw247n</text:p>
          </table:table-cell>
          <table:table-cell table:number-columns-repeated="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v647q2</text:p>
          </table:table-cell>
          <table:table-cell table:number-columns-repeated="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q6w78m5</text:p>
          </table:table-cell>
          <table:table-cell table:number-columns-repeated="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gjp54k6</text:p>
          </table:table-cell>
          <table:table-cell table:number-columns-repeated="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7kw5ddk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q6w788j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6wmnm4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65w8dej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6wmn8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kv674kv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v8w7zep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dy8e7nn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zmzengn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456dyz6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rmw4dyj</text:p>
          </table:table-cell>
          <table:table-cell table:number-columns-repeated="9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rmweyjw</text:p>
          </table:table-cell>
          <table:table-cell table:number-columns-repeated="9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456devw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 style:data-style-name="N2" text:time-value="16:35:16.9287003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28T17:16:04.324324551</dc:date>
    <meta:editing-duration>PT2H47M2S</meta:editing-duration>
    <meta:editing-cycles>42</meta:editing-cycles>
    <meta:document-statistic meta:table-count="1" meta:cell-count="55" meta:object-count="0"/>
  </office:meta>
</office:document-meta>
</file>